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E97D7D83EDCB680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2.3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7.7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4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ring Boot Workshop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Welcome!</text:p>
            <text:p>JUG Guadalajara</text:p>
            <text:p><text:span text:style-name="T1">José Luis De la Cruz Morales</text:span></text:p>
            <text:p><text:span text:style-name="T1">@josde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Why Spring Boot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o requirement for XML configuration</text:p>
              </text:list-item>
              <text:list-item>
                <text:p xml:id="id1" text:id="id1">Tomcat or Jetty Embedded</text:p>
              </text:list-item>
              <text:list-item>
                <text:p xml:id="id2" text:id="id2">Convention over configuration</text:p>
              </text:list-item>
              <text:list-item>
                <text:p xml:id="id3" text:id="id3">Easy setup</text:p>
              </text:list-item>
              <text:list-item>
                <text:p xml:id="id4" text:id="id4">Very lightweight </text:p>
              </text:list-item>
              <text:list-item>
                <text:p xml:id="id5" text:id="id5">Easy to test</text:p>
              </text:list-item>
              <text:list-item>
                <text:p xml:id="id6" text:id="id6">You can create web, standalone, API or executable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Agenda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uilding a basic MVC Spring Boot project</text:p>
              </text:list-item>
              <text:list-item>
                <text:p xml:id="id7" text:id="id7">Adding Spring Data JPA</text:p>
              </text:list-item>
              <text:list-item>
                <text:p xml:id="id8" text:id="id8">Model validation</text:p>
              </text:list-item>
              <text:list-item>
                <text:p xml:id="id9" text:id="id9">Adding Thymeleaf</text:p>
              </text:list-item>
              <text:list-item>
                <text:p xml:id="id10" text:id="id10">Adding Bootstrap</text:p>
              </text:list-item>
              <text:list-item>
                <text:p xml:id="id11" text:id="id11">Spring Boot cour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pring Boot Workshop</text:p>
          </draw:text-box>
        </draw:frame>
        <draw:frame draw:style-name="gr2" draw:text-style-name="P2" draw:layer="layout" svg:width="12.859cm" svg:height="1.822cm" svg:x="7.4cm" svg:y="9.8cm">
          <draw:text-box>
            <text:p><text:span text:style-name="T2">Let’s work together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pring Boot Course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3">Spring Boot Basics</text:span></text:p>
              </text:list-item>
              <text:list-item>
                <text:p xml:id="id12" text:id="id12" text:style-name="P3"><text:span text:style-name="T3">Spring Boot AOP</text:span></text:p>
              </text:list-item>
              <text:list-item>
                <text:p xml:id="id13" text:id="id13" text:style-name="P3"><text:span text:style-name="T3">Spring Boot Handler Exception</text:span></text:p>
              </text:list-item>
              <text:list-item>
                <text:p xml:id="id14" text:id="id14" text:style-name="P3"><text:span text:style-name="T3">Spring Boot Externalization</text:span></text:p>
              </text:list-item>
              <text:list-item>
                <text:p xml:id="id15" text:id="id15" text:style-name="P3"><text:span text:style-name="T3">Spring Boot JMS</text:span></text:p>
              </text:list-item>
              <text:list-item>
                <text:p xml:id="id16" text:id="id16" text:style-name="P3"><text:span text:style-name="T3">Spring Boot Testing with Junit and Spock</text:span></text:p>
              </text:list-item>
              <text:list-item>
                <text:p xml:id="id17" text:id="id17" text:style-name="P3"><text:span text:style-name="T3">Spring Boot Bower integration</text:span></text:p>
              </text:list-item>
              <text:list-item>
                <text:p xml:id="id18" text:id="id18" text:style-name="P3"><text:span text:style-name="T3">Spring Boot Security</text:span></text:p>
              </text:list-item>
              <text:list-item>
                <text:p xml:id="id19" text:id="id19" text:style-name="P3"><text:span text:style-name="T3">Spring Boot Flyway</text:span></text:p>
              </text:list-item>
              <text:list-item>
                <text:p xml:id="id20" text:id="id20" text:style-name="P3"><text:span text:style-name="T3">Spring Boot Oauth2</text:span></text:p>
              </text:list-item>
              <text:list-item>
                <text:p xml:id="id21" text:id="id21" text:style-name="P3"><text:span text:style-name="T3">Spring Boot Rest C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pring Boot Workshop</text:p>
          </draw:text-box>
        </draw:frame>
        <draw:frame draw:style-name="gr3" draw:text-style-name="P2" draw:layer="layout" svg:width="8.2cm" svg:height="1.822cm" svg:x="9.4cm" svg:y="9.8cm">
          <draw:text-box>
            <text:p text:style-name="P4"><text:span text:style-name="T2">Thank You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15:44:56.570000000</meta:creation-date>
    <meta:editing-duration>PT40M31S</meta:editing-duration>
    <meta:editing-cycles>18</meta:editing-cycles>
    <meta:generator>LibreOffice/5.3.4.2$Windows_x86 LibreOffice_project/f82d347ccc0be322489bf7da61d7e4ad13fe2ff3</meta:generator>
    <dc:date>2017-11-09T14:37:48.131000000</dc:date>
    <meta:document-statistic meta:object-count="4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